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very.run( MultiIndex index , RedoLog redo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covery.run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ecovery.Recovery( MultiIndex index , RedoLog redo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